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36"/>
  </office:automatic-styles>
  <office:body>
    <office:spreadsheet>
      <table:calculation-settings table:automatic-find-labels="false"/>
      <table:table table:name="totals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83.06" calcext:value-type="float">
            <text:p>1783.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-4243.73" calcext:value-type="float">
            <text:p>-4243.7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style-name="Default" table:formula="of:=SUM([.B1:.B3])" office:value-type="float" office:value="-2460.67" calcext:value-type="float">
            <text:p>-2460.67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3062.91" calcext:value-type="float">
            <text:p>3062.91</text:p>
          </table:table-cell>
          <table:table-cell table:formula="of:=SUM([.C1:.C70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1-04-08" calcext:value-type="date">
            <text:p>2011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17])" office:value-type="float" office:value="186.03" calcext:value-type="float">
            <text:p>186.03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1:.C24])" office:value-type="float" office:value="991.04" calcext:value-type="float">
            <text:p>991.04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31])" office:value-type="float" office:value="130.17" calcext:value-type="float">
            <text:p>130.17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2" table:formula="of:=SUM([.C34:.C38])" office:value-type="float" office:value="62.92" calcext:value-type="float">
            <text:p>62.9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18-06-13" calcext:value-type="date">
            <text:p>2018-06-1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3:.C53])" office:value-type="float" office:value="1405.38" calcext:value-type="float">
            <text:p>1405.3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55])" office:value-type="float" office:value="2775.54" calcext:value-type="float">
            <text:p>2775.54</text:p>
          </table:table-cell>
          <table:table-cell table:formula="of:=SUM([.D1:.D55])" office:value-type="float" office:value="2775.54" calcext:value-type="float">
            <text:p>2775.54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60:.C67])" office:value-type="float" office:value="-705.52" calcext:value-type="float">
            <text:p>-705.52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56];[.D68])" office:value-type="float" office:value="2070.02" calcext:value-type="float">
            <text:p>2070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0000-00-00</text:date>, <text:time style:data-style-name="N2" text:time-value="23:12:03.2524560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7T23:15:41.118782243</dc:date>
    <meta:editing-duration>P1DT7H55M23S</meta:editing-duration>
    <meta:editing-cycles>155</meta:editing-cycles>
    <meta:generator>LibreOffice/5.1.6.2$Linux_X86_64 LibreOffice_project/10m0$Build-2</meta:generator>
    <meta:document-statistic meta:table-count="4" meta:cell-count="508" meta:object-count="0"/>
  </office:meta>
</office:document-meta>
</file>